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list text:style-name="edu-list" text:continue-numbering="true">
              <text:list-item>
                <text:p text:style-name="edu-desc">Currently finishing BS in Software Engineering under part-time study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Achieved a 3.80 GPA for all in-person courses (Fall 2021 and later)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designed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API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(prospective)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1-26 22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education.txt>before June 2024
University of California, Irvine
3.67 GPA and rising
- Currently finishing BS in Software Engineering under part-time study
- Enrolled at the school of Informatics &amp; Computer Science
- Achieved a 3.80 GPA for all in-person courses (Fall 2021 and later)
- Participated at ACM; devised and presented solutions for LeetCode problems
- Started course track for MS in Software Engineering programme at CSUF

May 2020
Santiago Canyon College
3.6 GPA
- Majored in Computer Science; graduated with an AA in Liberal Arts
- Re-took courses in data structures; enrolled in STEM Academy
- Earnt a 4.0 GPA for major-related courses
</file>

<file path=_projects.txt>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
- Streamlined the Covid dining experience UX with mobile device ordering
- Developed a cashier system for efficient order tracking
- Built a front-end for bussers to ensure timely order preparation and delivery

2019-12 / 2020-11
GoAnimate Wrapper
https://github.com/GoAnimate-Wrapper/GoAnimate-Wrapper
is a locally-hosted project designed to interop with Vyond's Legacy Video Maker. With a team of community experts, Wrapper became my most significant production-level full-stack web infrastructure project.
- Created a modern Node.JS API replicating GoAnimate's back-end functionalities
- Reverse-engineered Shockwave Flash files and analyzed legacy ActionScript code
- Delivered hundreds of engaging video experiences by May 2021
- Over 21,000 results on a YouTube query for Wrapper and derivative works

2022-07 / 2023-05
R&#333;blox Script Executor
https://github.com/Windows81/Roblox-Script-Executor-CLI
was a command-line interface facilitating script execution on R&#333;blox.
- Constructed custom syntax for script execution in Luau
- Introduced per-script parameterization for user ease
- Created 142 predefined scripts in a sister repository, many with help pages

2023-08
Tubeup
https://github.com/bibanon/tubeup
is a project I contributed code to enable efficient re-upload of a significant portion of a YouTube channel to the Internet Archive.
- Addressed apparent bugs within a payload of 234 YouTube videos
- Implemented fixes on GitHub to account for deleted assets
- Intuited yt-dlp's Python interface

2022-12
Screwdja-YuJa
https://github.com/Windows81/Screwdja-YuJa
was a severe vulnerability in YuJa's API I identified and reported.
- Sparked effort to a major API patch after ~2 days
- Exposed saved videos and metadata, resolved after notification

2021-05 / 2022-02
Time is Musical
https://github.com/Windows81/Time-Is-Musical
is a musical adaptation of the WWV time station
- Streamed live on YouTube using FFmpeg's lavfi filter
- Mastered, mixed, and reproduced a composition of five tracks
- Devised an algorithm to uniquely select playing loops per minute
- Produced 42 synth loops using FL Studio 20
- Constructed Python script for stream parameters

2018-02 / 2019-09
Webhooky
https://github.com/Windows81/Playing-Webhooky
was a lightweight, database-driven webhook proxy for R&#333;blox games interacting with Discord's webhook API.
- Made use of PHP, SQL (MySQL), and PHPMyAdmin to process and store request logs
- Empowered over 200 game developers to transfer data to Discord with my service
- Montored and tracked infrastructure usage stats on cPanel via 000webhost

2021-06 / 2022-05
R&#333;blox Custom Catalogue
https://www.roblox.com/games/7073192492/UGC-Spr
was a prospective Free marketplace licensed under GNU GPL.
- Designed a sleek user interface using R&#333;blox Studio, without third-party libraries
- Enabled potential users to sell hats, accessories, and packages outside the official R&#333;blox store

2020-05
Windows81.github.io
https://windows81.github.io
is a personal website hosted on GitHub Pages.
- Compiled my creative 3D-showcasing work on R&#333;blox
- Incorporated elements of responsive philosophy
- Hand-coded using HTML and CSS, sans third-party frameworks
</file>

<file path=_skills.txt>Node.JS
HTML5/CSS3
React
MongoDB
Roblox Lua(u)
Python
FFmpeg
PowerShell
GNU/Linux
Bash
C++
C# (.NET)
Docker Compose
PHP
MySQL
Documentation
Affinity Photo
FL Studio
Microsoft Office
OBS Studio
Filmora 12
Shotcut
Blender
VS Code
OpenDocument
</file>

<file path=_work.txt>2023-06 / Present
R&#333;blox Tutor @ IIOC Community Center
(prospective)
- Preparing a cirriculum for basic and intermediate R&#333;blox development
- Establishing an audience of students aged approx. 8 through 13
- Carefully selecting an adequate pricing scheme according to market value

2016-04 &#8725; Present
Contracted Graphic Designer @ Islamic Institute of Orange County
et al
- Advertised social events with non-profits, such as Islamic Institute of Orange County and Sabil USA
- Designed real-estate marketing materials for Berkshire Hathaway agents
- Commissioned to design over 20 event fliers for non-profit organizations

2017-09 &#8725; 2018-05
Internship @ CSU Fullerton
under the Val Tech Program
- Assisted in the development of a brain-computer interface with graduate students
- Designed user interface for mock-up calibration procedure
- Project coordinated by Professor Kiran George, PhD

2015-06 / Present
Professional Engineering Course Center
(on call)
- Consulted in provisioning GNU/Linux file servers for office use using Ubuntu and Samba
- Assisted in architectural and structural design plans of commercial and industrial sites

2019-08 / 2021-06
Raising Cane's; El Pollo Loco
(customer service, part-time)
- Effectively communicated with customers and team members in a fast-paced environment
- Assumed different roles within the restaurant to support overall operations
- Handled cash transactions and using point-of-sale systems
- Addressed customer concerns and resolving issues in a positive and efficient manner
- Carefully selecting an adequate pricing scheme according to market value
</file>